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Liberation Sans" svg:font-family="'Liberation Sans'" style:font-family-generic="swiss"/>
    <style:font-face style:name="Arial1" svg:font-family="Arial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textarea-horizontal-align="justify" draw:textarea-vertical-align="middle" draw:auto-grow-height="false" fo:min-height="4.376cm" fo:min-width="4.089cm"/>
      <style:paragraph-properties style:writing-mode="lr-tb"/>
    </style:style>
    <style:style style:name="gr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1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 fo:min-height="0.091cm" fo:min-width="1.03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6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562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loext:graphic-properties draw:fill="none" draw:fill-color="#ffffff"/>
      <style:text-properties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style:font-name="Liberation Sans" fo:language="en" fo:country="GB" style:font-name-asian="Liberation Sans" style:font-name-complex="Liberation Sans"/>
    </style:style>
    <style:style style:name="T3" style:family="text">
      <style:text-properties style:text-position="-33% 58%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2" xml:id="id1" draw:id="id1" draw:layer="layout" svg:width="4.589cm" svg:height="4.626cm" svg:x="8.369cm" svg:y="5.413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1"><text:span text:style-name="T1">Gain </text:span></text:p>
          <text:p text:style-name="P1"><text:span text:style-name="T1">S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.589cm" svg:height="4.626cm" svg:x="14.669cm" svg:y="5.413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1"><text:span text:style-name="T1">Output </text:span></text:p>
          <text:p text:style-name="P1"><text:span text:style-name="T1">S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8.37cm" svg:y1="5.75cm" svg:x2="7.16cm" svg:y2="5.669cm" draw:start-shape="id1" draw:start-glue-point="4" draw:end-shape="id2" draw:end-glue-point="1" svg:d="M8370 5750h-581v-81h-629" svg:viewBox="0 0 1211 82">
          <text:p/>
        </draw:connector>
        <draw:connector draw:style-name="gr2" draw:text-style-name="P2" draw:layer="layout" svg:x1="4.728cm" svg:y1="8.374cm" svg:x2="8.37cm" svg:y2="9.682cm" draw:start-shape="id3" draw:start-glue-point="8" draw:end-shape="id1" draw:end-glue-point="5" svg:d="M4728 8374v1308h3642" svg:viewBox="0 0 3643 1309">
          <text:p/>
        </draw:connector>
        <draw:connector draw:style-name="gr2" draw:text-style-name="P2" draw:layer="layout" svg:x1="12.957cm" svg:y1="5.75cm" svg:x2="14.67cm" svg:y2="5.75cm" draw:start-shape="id1" draw:start-glue-point="6" draw:end-shape="id4" draw:end-glue-point="4" svg:d="M12957 5750h1713" svg:viewBox="0 0 1714 1">
          <text:p/>
        </draw:connector>
        <draw:connector draw:style-name="gr2" draw:text-style-name="P2" draw:layer="layout" svg:x1="12.957cm" svg:y1="9.738cm" svg:x2="14.67cm" svg:y2="9.682cm" draw:start-shape="id1" draw:start-glue-point="7" draw:end-shape="id4" draw:end-glue-point="5" svg:d="M12957 9738h856v-56h857" svg:viewBox="0 0 1714 57">
          <text:p/>
        </draw:connector>
        <draw:connector draw:style-name="gr2" draw:text-style-name="P2" draw:layer="layout" draw:line-skew="-2.245cm" svg:x1="19.257cm" svg:y1="9.738cm" svg:x2="22.059cm" svg:y2="8.663cm" draw:start-shape="id4" draw:start-glue-point="7" draw:end-shape="id5" draw:end-glue-point="4" svg:d="M19257 9738h1361v-1075h1441" svg:viewBox="0 0 2803 1076">
          <text:p/>
        </draw:connector>
        <draw:connector draw:style-name="gr2" draw:text-style-name="P2" draw:layer="layout" draw:line-skew="-2.269cm" svg:x1="19.257cm" svg:y1="5.75cm" svg:x2="22.059cm" svg:y2="6.608cm" draw:start-shape="id4" draw:start-glue-point="6" draw:end-shape="id5" draw:end-glue-point="6" svg:d="M19257 5750h1337v858h1465" svg:viewBox="0 0 2803 859">
          <text:p/>
        </draw:connector>
        <draw:frame draw:style-name="gr3" draw:text-style-name="P3" draw:layer="layout" svg:width="2.614cm" svg:height="1.673cm" svg:x="19.493cm" svg:y="6.764cm">
          <draw:text-box>
            <text:p><text:span text:style-name="T1">Audio</text:span></text:p>
            <text:p><text:span text:style-name="T1">OUT</text:span></text:p>
          </draw:text-box>
        </draw:frame>
        <draw:custom-shape draw:style-name="gr4" draw:text-style-name="P2" xml:id="id3" draw:id="id3" draw:layer="layout" svg:width="1.842cm" svg:height="1.843cm" svg:x="3.807cm" svg:y="6.531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line draw:style-name="gr5" draw:text-style-name="P4" draw:layer="layout" svg:x1="5.369cm" svg:y1="5.632cm" svg:x2="5.513cm" svg:y2="5.136cm">
            <text:p/>
          </draw:line>
          <draw:line draw:style-name="gr5" draw:text-style-name="P4" draw:layer="layout" svg:x1="5.813cm" svg:y1="6.146cm" svg:x2="5.51cm" svg:y2="5.137cm">
            <text:p/>
          </draw:line>
          <draw:line draw:style-name="gr5" draw:text-style-name="P4" draw:layer="layout" svg:x1="6.407cm" svg:y1="6.203cm" svg:x2="6.71cm" svg:y2="5.194cm">
            <text:p/>
          </draw:line>
          <draw:line draw:style-name="gr5" draw:text-style-name="P4" draw:layer="layout" svg:x1="5.799cm" svg:y1="6.17cm" svg:x2="6.102cm" svg:y2="5.161cm">
            <text:p/>
          </draw:line>
          <draw:line draw:style-name="gr5" draw:text-style-name="P4" draw:layer="layout" svg:x1="6.42cm" svg:y1="6.197cm" svg:x2="6.117cm" svg:y2="5.188cm">
            <text:p/>
          </draw:line>
          <draw:line draw:style-name="gr5" draw:text-style-name="P4" draw:layer="layout" svg:x1="7.021cm" svg:y1="6.198cm" svg:x2="6.718cm" svg:y2="5.189cm">
            <text:p/>
          </draw:line>
          <draw:line draw:style-name="gr5" draw:text-style-name="P4" draw:layer="layout" svg:x1="7.016cm" svg:y1="6.148cm" svg:x2="7.16cm" svg:y2="5.652cm">
            <text:p/>
          </draw:line>
        </draw:g>
        <draw:connector draw:style-name="gr2" draw:text-style-name="P2" draw:layer="layout" svg:x1="5.369cm" svg:y1="5.669cm" svg:x2="4.728cm" svg:y2="6.531cm" draw:start-shape="id2" draw:start-glue-point="3" draw:end-shape="id3" draw:end-glue-point="4" svg:d="M5369 5669h-641v862" svg:viewBox="0 0 642 863">
          <text:p/>
        </draw:connector>
        <draw:custom-shape draw:style-name="gr6" draw:text-style-name="P2" xml:id="id5" draw:id="id5" draw:layer="layout" svg:width="2.739cm" svg:height="0.609cm" draw:transform="rotate (-1.5707963267949) translate (22.362cm 6.266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ath draw:style-name="gr7" draw:text-style-name="P4" draw:layer="layout" svg:width="3.447cm" svg:height="1.69cm" draw:transform="rotate (-1.10252448848482) translate (22.711cm 5.73cm)" svg:viewBox="0 0 3448 1691" svg:d="M0 0c2231 0 3448 1691 3448 1691">
          <text:p/>
        </draw:path>
        <draw:path draw:style-name="gr7" draw:text-style-name="P4" draw:layer="layout" svg:width="3.447cm" svg:height="1.69cm" draw:transform="rotate (-1.10252448848482) translate (23.111cm 5.73cm)" svg:viewBox="0 0 3448 1691" svg:d="M0 0c2231 0 3448 1691 3448 1691">
          <text:p/>
        </draw:path>
        <draw:path draw:style-name="gr7" draw:text-style-name="P4" draw:layer="layout" svg:width="3.447cm" svg:height="1.69cm" draw:transform="rotate (-1.10252448848482) translate (23.711cm 5.73cm)" svg:viewBox="0 0 3448 1691" svg:d="M0 0c2231 0 3448 1691 3448 1691">
          <text:p/>
        </draw:path>
        <draw:frame draw:style-name="gr8" draw:text-style-name="P3" draw:layer="layout" svg:width="3.863cm" svg:height="0.962cm" svg:x="21.212cm" svg:y="9.922cm">
          <draw:text-box>
            <text:p><text:span text:style-name="T1">8</text:span><text:span text:style-name="T2">Ω Speaker</text:span></text:p>
          </draw:text-box>
        </draw:frame>
        <draw:frame draw:style-name="gr9" draw:text-style-name="P3" draw:layer="layout" svg:width="3.046cm" svg:height="1.114cm" svg:x="4.378cm" svg:y="4.162cm">
          <draw:text-box>
            <text:p><text:span text:style-name="T1">R</text:span><text:span text:style-name="T3">s</text:span><text:span text:style-name="T1">=100</text:span><text:span text:style-name="T2">Ω</text:span></text:p>
          </draw:text-box>
        </draw:frame>
        <draw:frame draw:style-name="gr10" draw:text-style-name="P3" draw:layer="layout" svg:width="7.69cm" svg:height="0.962cm" svg:x="10.91cm" svg:y="4.198cm">
          <draw:text-box>
            <text:p><text:span text:style-name="T1">12V Supply Voltage (Vcc)</text:span></text:p>
          </draw:text-box>
        </draw:frame>
        <draw:frame draw:style-name="gr11" draw:text-style-name="P3" draw:layer="layout" svg:width="4.062cm" svg:height="2.384cm" svg:x="0.208cm" svg:y="6.531cm">
          <draw:text-box>
            <text:p><text:span text:style-name="T1">Audio</text:span></text:p>
            <text:p><text:span text:style-name="T1">IN</text:span></text:p>
            <text:p><text:span text:style-name="T1">Max: 10mV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Liberation Sans" svg:font-family="'Liberation Sans'" style:font-family-generic="swiss"/>
    <style:font-face style:name="Arial1" svg:font-family="Arial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5983b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22">22/05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22">22/05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96</meta:editing-cycles>
    <meta:creation-date>2014-07-21T10:31:21</meta:creation-date>
    <dc:date>2021-05-22T10:50:10.329875995</dc:date>
    <meta:editing-duration>P2DT5H48M50S</meta:editing-duration>
    <meta:generator>LibreOffice/6.4.6.2$Linux_X86_64 LibreOffice_project/40$Build-2</meta:generator>
    <meta:document-statistic meta:object-count="61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